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Bootstrap User Registration</text:title></text:p>
      <text:p text:style-name="OrgTitle"/>
      <text:p text:style-name="OrgSubtitle">
<text:user-defined style:data-style-name="N0" text:name="subtitle">
2024-03-13 Wed</text:user-defined>

</text:p>
      <text:p text:style-name="OrgSubtitle"/>
      <text:p text:style-name="OrgSubtitle"><text:initial-creator>Eric Allatt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eb4d9b">1. What am I doing?</text:a></text:p>
          <text:p text:style-name="Contents_20_1"><text:a xlink:type="simple" xlink:href="#org44327ef">2. What am I not doing?</text:a></text:p>
          <text:p text:style-name="Contents_20_1"><text:a xlink:type="simple" xlink:href="#org667d216">3. Distinction between registration and enrollment</text:a></text:p>
          <text:p text:style-name="Contents_20_1"><text:a xlink:type="simple" xlink:href="#org12e4abc">4. Former Preworkshop Survey</text:a></text:p>
          <text:p text:style-name="Contents_20_2"><text:a xlink:type="simple" xlink:href="#org69507a4">4.1. Personal, Identity and Contact</text:a></text:p>
          <text:p text:style-name="Contents_20_2"><text:a xlink:type="simple" xlink:href="#orgb09ea0e">4.2. Professional, Employer</text:a></text:p>
          <text:p text:style-name="Contents_20_2"><text:a xlink:type="simple" xlink:href="#org2e8b256">4.3. Teacher</text:a></text:p>
          <text:p text:style-name="Contents_20_2"><text:a xlink:type="simple" xlink:href="#orgf04ddec">4.4. Training Event</text:a></text:p>
          <text:p text:style-name="Contents_20_2"><text:a xlink:type="simple" xlink:href="#org50eb387">4.5. Professional, Affiliated</text:a></text:p>
          <text:p text:style-name="Contents_20_2"><text:a xlink:type="simple" xlink:href="#org15668b5">4.6. Personal Demographics</text:a></text:p>
          <text:p text:style-name="Contents_20_2"><text:a xlink:type="simple" xlink:href="#org62e8242">4.7. Student Demographics</text:a></text:p>
          <text:p text:style-name="Contents_20_2"><text:a xlink:type="simple" xlink:href="#org0b5d10a">4.8. Motivation</text:a></text:p>
          <text:p text:style-name="Contents_20_2"><text:a xlink:type="simple" xlink:href="#org7af2f27">4.9. Permissions</text:a></text:p>
          <text:p text:style-name="Contents_20_1"><text:a xlink:type="simple" xlink:href="#orgb6d2284">5. Changes</text:a></text:p>
          <text:p text:style-name="Contents_20_1"><text:a xlink:type="simple" xlink:href="#orgb3213dd">6. Participant Enrollment Form</text:a></text:p>
          <text:p text:style-name="Contents_20_2"><text:a xlink:type="simple" xlink:href="#orgb6a566d">6.1. First time enrolling?</text:a></text:p>
          <text:p text:style-name="Contents_20_2"><text:a xlink:type="simple" xlink:href="#org3f7560a">6.2. Why are you registering with Bootstrap?</text:a></text:p>
          <text:p text:style-name="Contents_20_2"><text:a xlink:type="simple" xlink:href="#org507be5f">6.3. Identity</text:a></text:p>
          <text:p text:style-name="Contents_20_2"><text:a xlink:type="simple" xlink:href="#orgb746e6a">6.4. Contact</text:a></text:p>
          <text:p text:style-name="Contents_20_2"><text:a xlink:type="simple" xlink:href="#org13ebda2">6.5. Event supervisor?</text:a></text:p>
          <text:p text:style-name="Contents_20_2"><text:a xlink:type="simple" xlink:href="#org1184527">6.6. Is Teacher?</text:a></text:p>
          <text:p text:style-name="Contents_20_3"><text:a xlink:type="simple" xlink:href="#org5e833fc">6.6.1. Yes</text:a></text:p>
          <text:p text:style-name="Contents_20_3"><text:a xlink:type="simple" xlink:href="#orgbce2be1">6.6.2. No</text:a></text:p>
          <text:p text:style-name="Contents_20_2"><text:a xlink:type="simple" xlink:href="#org38c3ef0">6.7. Race and Gender</text:a></text:p>
        </text:index-body>
      </text:table-of-content>
      <text:h text:style-name="Heading_20_1" text:outline-level="1" text:is-list-header="false">
<text:bookmark-start text:name="OrgXref.orgdeb4d9b"/>
<text:bookmark text:name="orgdeb4d9b"/>What am I doing?
<text:bookmark-end text:name="OrgXref.orgdeb4d9b"/></text:h>
      <text:p text:style-name="Text_20_body">Outlining the form and specifying the form design for registering as a Bootstrap user. Participants enrolled in Bootstrap training events are first added as users and then associated with the training event. Typically, once a participant registers they can be automatically enrolled in the event.  This document indicates question types and further instructions shown to registrants. This form collects general information about professional teaching background and context.
</text:p>
      <text:h text:style-name="Heading_20_1" text:outline-level="1" text:is-list-header="false">
<text:bookmark-start text:name="OrgXref.org44327ef"/>
<text:bookmark text:name="org44327ef"/>What am I not doing?
<text:bookmark-end text:name="OrgXref.org44327ef"/></text:h>
      <text:p text:style-name="Text_20_body">Not creating standard lists for multiple choice Not collecting information about classes
</text:p>
      <text:h text:style-name="Heading_20_1" text:outline-level="1" text:is-list-header="false">
<text:bookmark-start text:name="OrgXref.org667d216"/>
<text:bookmark text:name="org667d216"/>Distinction between registration and enrollment
<text:bookmark-end text:name="OrgXref.org667d216"/></text:h>
      <text:list text:style-name="OrgBulletedList" text:continue-numbering="false">
        <text:list-item>
          <text:p text:style-name="Text_20_body">Registration creates a user entity
</text:p>
        </text:list-item>
        <text:list-item>
          <text:p text:style-name="Text_20_body">Enrollment connects a user to an event
</text:p>
        </text:list-item>
      </text:list>
      <text:h text:style-name="Heading_20_1" text:outline-level="1" text:is-list-header="false">
<text:bookmark-start text:name="OrgXref.org12e4abc"/>
<text:bookmark text:name="org12e4abc"/>Former Preworkshop Survey
<text:bookmark-end text:name="OrgXref.org12e4abc"/></text:h>
      <text:p text:style-name="Text_20_body">As a reminder the structure of the preworkshop survey was as follows:
</text:p>
      <text:h text:style-name="Heading_20_2" text:outline-level="2" text:is-list-header="false">
<text:bookmark-start text:name="OrgXref.org69507a4"/>
<text:bookmark text:name="org69507a4"/>Personal, Identity and Contact
<text:bookmark-end text:name="OrgXref.org69507a4"/></text:h>
      <text:p text:style-name="Text_20_body">First Name, Last Name, Best email address to reach you, Phone Number
</text:p>
      <text:h text:style-name="Heading_20_2" text:outline-level="2" text:is-list-header="false">
<text:bookmark-start text:name="OrgXref.orgb09ea0e"/>
<text:bookmark text:name="orgb09ea0e"/>Professional, Employer
<text:bookmark-end text:name="OrgXref.orgb09ea0e"/></text:h>
      <text:p text:style-name="Text_20_body">School/Organization Name, District Name, School City, School State, School Zip,
</text:p>
      <text:h text:style-name="Heading_20_2" text:outline-level="2" text:is-list-header="false">
<text:bookmark-start text:name="OrgXref.org2e8b256"/>
<text:bookmark text:name="org2e8b256"/>Teacher
<text:bookmark-end text:name="OrgXref.org2e8b256"/></text:h>
      <text:p text:style-name="Text_20_body">Grade Level, Teacher License, How many CS classes have you taught before?,
</text:p>
      <text:h text:style-name="Heading_20_2" text:outline-level="2" text:is-list-header="false">
<text:bookmark-start text:name="OrgXref.orgf04ddec"/>
<text:bookmark text:name="orgf04ddec"/>Training Event
<text:bookmark-end text:name="OrgXref.orgf04ddec"/></text:h>
      <text:p text:style-name="Text_20_body">Which PD are you enrolled in?, Bootstrap Curricula?, I heard about Bootstrap from…,
</text:p>
      <text:h text:style-name="Heading_20_2" text:outline-level="2" text:is-list-header="false">
<text:bookmark-start text:name="OrgXref.org50eb387"/>
<text:bookmark text:name="org50eb387"/>Professional, Affiliated
<text:bookmark-end text:name="OrgXref.org50eb387"/></text:h>
      <text:p text:style-name="Text_20_body">What is your Desmos username? (if applicable), If you a member of a professional teachers group (or a local affiliate) in your discipline (e.g., NCTM for mathematics, CSTA for computer science), please name it/them here.,
</text:p>
      <text:h text:style-name="Heading_20_2" text:outline-level="2" text:is-list-header="false">
<text:bookmark-start text:name="OrgXref.org15668b5"/>
<text:bookmark text:name="org15668b5"/>Personal Demographics
<text:bookmark-end text:name="OrgXref.org15668b5"/></text:h>
      <text:p text:style-name="Text_20_body">What is your race/ethnic group?, What is your gender?
</text:p>
      <text:h text:style-name="Heading_20_2" text:outline-level="2" text:is-list-header="false">
<text:bookmark-start text:name="OrgXref.org62e8242"/>
<text:bookmark text:name="org62e8242"/>Student Demographics
<text:bookmark-end text:name="OrgXref.org62e8242"/></text:h>
      <text:p text:style-name="Text_20_body">Roughly how many GIRLS do you expect to teach next year?, Roughly how many BOYS do you expect to teach next year?, Roughly how many African-American students do you expect to teach next year?, Roughly how many Hispanic, Latino or Chicano students do you expect to teach next year?, Roughly how many students have visual or sensorimotor impairments?, Roughly how many NON-BINARY students do you expect to teach next year?
</text:p>
      <text:h text:style-name="Heading_20_2" text:outline-level="2" text:is-list-header="false">
<text:bookmark-start text:name="OrgXref.org0b5d10a"/>
<text:bookmark text:name="org0b5d10a"/>Motivation
<text:bookmark-end text:name="OrgXref.org0b5d10a"/></text:h>
      <text:p text:style-name="Text_20_body">Why are you participating in this workshop?,
</text:p>
      <text:h text:style-name="Heading_20_2" text:outline-level="2" text:is-list-header="false">
<text:bookmark-start text:name="OrgXref.org7af2f27"/>
<text:bookmark text:name="org7af2f27"/>Permissions
<text:bookmark-end text:name="OrgXref.org7af2f27"/></text:h>
      <text:p text:style-name="Text_20_body">We routinely take photos, videos, etc during PD in order to learn and improve future workshops. We may also use these on our website or social media. Are you uncomfortable with your photo or video being shared anonymously?, Grade(s) taught, Subject(s) taught, Subjects
</text:p>
      <text:h text:style-name="Heading_20_1" text:outline-level="1" text:is-list-header="false">
<text:bookmark-start text:name="OrgXref.orgb6d2284"/>
<text:bookmark text:name="orgb6d2284"/>Changes
<text:bookmark-end text:name="OrgXref.orgb6d2284"/></text:h>
      <text:list text:style-name="OrgBulletedList" text:continue-numbering="false">
        <text:list-item>
          <text:p text:style-name="Text_20_body">No phone number collection
</text:p>
        </text:list-item>
        <text:list-item>
          <text:p text:style-name="Text_20_body">Student data collected separately from teacher data
</text:p>
        </text:list-item>
        <text:list-item>
          <text:p text:style-name="Text_20_body">Logic for whether you are a teacher
</text:p>
        </text:list-item>
        <text:list-item>
          <text:p text:style-name="Text_20_body">Logic for whether you are an event supervisor
</text:p>
        </text:list-item>
      </text:list>
      <text:h text:style-name="Heading_20_1" text:outline-level="1" text:is-list-header="false">
<text:bookmark-start text:name="OrgXref.orgb3213dd"/>
<text:bookmark text:name="orgb3213dd"/>Participant Enrollment Form
<text:bookmark-end text:name="OrgXref.orgb3213dd"/></text:h>
      <text:h text:style-name="Heading_20_2" text:outline-level="2" text:is-list-header="false">
<text:bookmark-start text:name="OrgXref.orgb6a566d"/>
<text:bookmark text:name="orgb6a566d"/>First time enrolling?
<text:bookmark-end text:name="OrgXref.orgb6a566d"/></text:h>
      <text:list text:style-name="OrgBulletedList" text:continue-numbering="false">
        <text:list-item>
          <text:p text:style-name="Text_20_body">Yes (if anything significant has changed like your professional email or employer please register again)
</text:p>
          <text:list text:style-name="OrgBulletedList" text:continue-numbering="true">
            <text:list-item>
              <text:p text:style-name="Text_20_body">Go to next
</text:p>
            </text:list-item>
          </text:list>
        </text:list-item>
        <text:list-item>
          <text:p text:style-name="Text_20_body">No
</text:p>
          <text:list text:style-name="OrgBulletedList" text:continue-numbering="true">
            <text:list-item>
              <text:p text:style-name="Text_20_body">Enter your bootstrap id (email eric@bootstrapworld.org for a reminder)
</text:p>
            </text:list-item>
          </text:list>
        </text:list-item>
      </text:list>
      <text:h text:style-name="Heading_20_2" text:outline-level="2" text:is-list-header="false">
<text:bookmark-start text:name="OrgXref.org3f7560a"/>
<text:bookmark text:name="org3f7560a"/>Why are you registering with Bootstrap?
<text:bookmark-end text:name="OrgXref.org3f7560a"/></text:h>
      <text:list text:style-name="OrgBulletedList" text:continue-numbering="false">
        <text:list-item>
          <text:p text:style-name="Text_20_body">I want to join your mailing list.
</text:p>
        </text:list-item>
        <text:list-item>
          <text:p text:style-name="Text_20_body">I want to access teacher only materials.
</text:p>
        </text:list-item>
        <text:list-item>
          <text:p text:style-name="Text_20_body">I am participating in a training event.
</text:p>
        </text:list-item>
      </text:list>
      <text:h text:style-name="Heading_20_2" text:outline-level="2" text:is-list-header="false">
<text:bookmark-start text:name="OrgXref.org507be5f"/>
<text:bookmark text:name="org507be5f"/>Identity
<text:bookmark-end text:name="OrgXref.org507be5f"/></text:h>
      <text:list text:style-name="OrgBulletedList" text:continue-numbering="false">
        <text:list-item>
          <text:p text:style-name="Text_20_body">Full First Name (as on an official id) (required)
</text:p>
        </text:list-item>
        <text:list-item>
          <text:p text:style-name="Text_20_body">Nickname or "Call you by" (optional)
</text:p>
        </text:list-item>
        <text:list-item>
          <text:p text:style-name="Text_20_body">Last Name (as on an official id) (required)
</text:p>
        </text:list-item>
      </text:list>
      <text:h text:style-name="Heading_20_2" text:outline-level="2" text:is-list-header="false">
<text:bookmark-start text:name="OrgXref.orgb746e6a"/>
<text:bookmark text:name="orgb746e6a"/>Contact
<text:bookmark-end text:name="OrgXref.orgb746e6a"/></text:h>
      <text:list text:style-name="OrgBulletedList" text:continue-numbering="false">
        <text:list-item>
          <text:p text:style-name="Text_20_body">Professional or school email address (required)
</text:p>
        </text:list-item>
        <text:list-item>
          <text:p text:style-name="Text_20_body">Google Account Email (the email from which you will access google resources during the training, if different than above)
</text:p>
        </text:list-item>
        <text:list-item>
          <text:p text:style-name="Text_20_body">Preferred email for ongoing communication (optional) (if different than above) (can be personal email)
</text:p>
        </text:list-item>
      </text:list>
      <text:h text:style-name="Heading_20_2" text:outline-level="2" text:is-list-header="false">
<text:bookmark-start text:name="OrgXref.org13ebda2"/>
<text:bookmark text:name="org13ebda2"/>Event supervisor?
<text:bookmark-end text:name="OrgXref.org13ebda2"/></text:h>
      <text:list text:style-name="OrgBulletedList" text:continue-numbering="false">
        <text:list-item>
          <text:p text:style-name="Text_20_body">Supervisor? (are you affiliated with Bootstrap for the purpose of supervising training participants?)
</text:p>
        </text:list-item>
      </text:list>
      <text:h text:style-name="Heading_20_2" text:outline-level="2" text:is-list-header="false">
<text:bookmark-start text:name="OrgXref.org1184527"/>
<text:bookmark text:name="org1184527"/>Is Teacher?
<text:bookmark-end text:name="OrgXref.org1184527"/></text:h>
      <text:list text:style-name="OrgBulletedList" text:continue-numbering="false">
        <text:list-item>
          <text:p text:style-name="Text_20_body">Teacher? (do you spend the majority of your professional hours supervising students?)
</text:p>
        </text:list-item>
      </text:list>
      <text:h text:style-name="Heading_20_3" text:outline-level="3" text:is-list-header="false">
<text:bookmark-start text:name="OrgXref.org5e833fc"/>
<text:bookmark text:name="org5e833fc"/>Yes
<text:bookmark-end text:name="OrgXref.org5e833fc"/></text:h>
      <text:list text:style-name="OrgNumberedList" text:continue-numbering="false">
        <text:list-item>
          <text:p text:style-name="Text_20_body">
<text:bookmark-start text:name="OrgXref.orgedd3a5a"/>
<text:bookmark text:name="orgedd3a5a"/>School
<text:bookmark-end text:name="OrgXref.orgedd3a5a"/></text:p>
          <text:list text:style-name="OrgBulletedList" text:continue-numbering="false">
            <text:list-item>
              <text:p text:style-name="Text_20_body">School Organization Type (paragraph) (words that describe the organipublic, transfer, performing arts, public charter, independent, independent religiously affiliated, etc. describe your school as you would to a colleague from another school, combining any and all of the above and more.)
</text:p>
            </text:list-item>
            <text:list-item>
              <text:p text:style-name="Text_20_body">School Community (paragraph) (words to rural, urban, suburban, high poverty, affluent)
</text:p>
            </text:list-item>
            <text:list-item>
              <text:p text:style-name="Text_20_body">School Name
</text:p>
            </text:list-item>
            <text:list-item>
              <text:p text:style-name="Text_20_body">School District
</text:p>
            </text:list-item>
            <text:list-item>
              <text:p text:style-name="Text_20_body">School Address
</text:p>
            </text:list-item>
            <text:list-item>
              <text:p text:style-name="Text_20_body">School Zip Code
</text:p>
            </text:list-item>
            <text:list-item>
              <text:p text:style-name="Text_20_body">School State
</text:p>
            </text:list-item>
          </text:list>
        </text:list-item>
        <text:list-item>
          <text:p text:style-name="Text_20_body">
<text:bookmark-start text:name="OrgXref.orgb8418bf"/>
<text:bookmark text:name="orgb8418bf"/>Principal
<text:bookmark-end text:name="OrgXref.orgb8418bf"/></text:p>
          <text:list text:style-name="OrgBulletedList" text:continue-numbering="false">
            <text:list-item>
              <text:p text:style-name="Text_20_body">Principal Name
</text:p>
            </text:list-item>
            <text:list-item>
              <text:p text:style-name="Text_20_body">Principal Email
</text:p>
            </text:list-item>
            <text:list-item>
              <text:p text:style-name="Text_20_body">Other Supervisor Role (optional)
</text:p>
            </text:list-item>
            <text:list-item>
              <text:p text:style-name="Text_20_body">Other Supervisor Name (optional)
</text:p>
            </text:list-item>
            <text:list-item>
              <text:p text:style-name="Text_20_body">Other Supervisor Email (optional)
</text:p>
            </text:list-item>
          </text:list>
        </text:list-item>
        <text:list-item>
          <text:p text:style-name="Text_20_body">
<text:bookmark-start text:name="OrgXref.orge0f436d"/>
<text:bookmark text:name="orge0f436d"/>Teaching
<text:bookmark-end text:name="OrgXref.orge0f436d"/></text:p>
          <text:list text:style-name="OrgBulletedList" text:continue-numbering="false">
            <text:list-item>
              <text:p text:style-name="Text_20_body">License (paragraph) (If you are licensed by a State or other organization describe your license here. NY 7-12 Math, etc.)
</text:p>
            </text:list-item>
            <text:list-item>
              <text:p text:style-name="Text_20_body">Subject (paragraph) (In which subject or department do you typically teach?)
</text:p>
            </text:list-item>
            <text:list-item>
              <text:p text:style-name="Text_20_body">Grade level (paragraph) (typical grade or grades of students you work with, e.g. 5th, 9th)
</text:p>
            </text:list-item>
            <text:list-item>
              <text:p text:style-name="Text_20_body">Number of students (number) (how many students do you teach in a given year?)
</text:p>
            </text:list-item>
            <text:list-item>
              <text:p text:style-name="Text_20_body">Describe students (paragraph) (describe any characteristics that describe your students as a group)
</text:p>
            </text:list-item>
          </text:list>
        </text:list-item>
      </text:list>
      <text:h text:style-name="Heading_20_3" text:outline-level="3" text:is-list-header="false">
<text:bookmark-start text:name="OrgXref.orgbce2be1"/>
<text:bookmark text:name="orgbce2be1"/>No
<text:bookmark-end text:name="OrgXref.orgbce2be1"/></text:h>
      <text:list text:style-name="OrgBulletedList" text:continue-numbering="false">
        <text:list-item>
          <text:p text:style-name="Text_20_body">Describe your role (describe your professional role and how it relates to teaching and learning, if you are a learning coach or administrator please describe the scope of your work with teachers)
</text:p>
        </text:list-item>
        <text:list-item>
          <text:p text:style-name="Text_20_body">Participating? (will you be participating in the workshop?)
</text:p>
        </text:list-item>
      </text:list>
      <text:h text:style-name="Heading_20_2" text:outline-level="2" text:is-list-header="false">
<text:bookmark-start text:name="OrgXref.org38c3ef0"/>
<text:bookmark text:name="org38c3ef0"/>Race and Gender
<text:bookmark-end text:name="OrgXref.org38c3ef0"/></text:h>
      <text:list text:style-name="OrgBulletedList" text:continue-numbering="false">
        <text:list-item>
          <text:p text:style-name="Text_20_body">Permission (may we ask you to identify your race, ethnicity, and gender?)
</text:p>
          <text:list text:style-name="OrgBulletedList" text:continue-numbering="true">
            <text:list-item>
              <text:p text:style-name="Text_20_body">Yes
</text:p>
              <text:list text:style-name="OrgBulletedList" text:continue-numbering="true">
                <text:list-item>
                  <text:p text:style-name="Text_20_body">Race (typically not related to cultural background of national origin)
</text:p>
                </text:list-item>
                <text:list-item>
                  <text:p text:style-name="Text_20_body">Ethnicity (related to cultural background Carribean, African American, White European, Hispanic, Indigenous, Pacific Island, etc.)
</text:p>
                </text:list-item>
                <text:list-item>
                  <text:p text:style-name="Text_20_body">Gender (transgender male, transgender female, female, male, non-binary
</text:p>
                </text:list-item>
              </text:list>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ric Allatta</dc:creator>
    <meta:initial-creator>Eric Allatta</meta:initial-creator>
    <dc:date>2024-03-13T11:43:51</dc:date>
    <meta:creation-date>2024-03-13T11:43:51</meta:creation-date>
    <meta:generator>Emacs 30.0.50 (Org mode 9.6.15)</meta:generator>
    <meta:keyword/>
    <dc:subject/>
    <dc:title>Bootstrap User Registration</dc:title>
    <meta:user-defined meta:name="subtitle">2024-03-13 Wed</meta:user-defined>
  </office:meta>
</office:document-meta>
</file>